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5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40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3.6cm" fo:margin-right="0cm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ize="40pt"/>
    </style:style>
    <style:style style:name="T3" style:family="text">
      <style:text-properties fo:font-style="italic" style:text-underline-style="none"/>
    </style:style>
    <style:style style:name="T4" style:family="text">
      <style:text-properties fo:font-style="normal" style:text-underline-style="none"/>
    </style:style>
    <style:style style:name="T5" style:family="text">
      <style:text-properties fo:font-weight="bold"/>
    </style:style>
    <style:style style:name="T6" style:family="text">
      <style:text-properties fo:font-weight="normal"/>
    </style:style>
    <style:style style:name="T7" style:family="text">
      <style:text-properties fo:font-size="24pt" fo:font-style="italic"/>
    </style:style>
    <style:style style:name="T8" style:family="text">
      <style:text-properties fo:font-size="24pt"/>
    </style:style>
    <style:style style:name="T9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5" draw:layer="layout" svg:width="25.199cm" svg:height="3.507cm" svg:x="1.4cm" svg:y="0.837cm" presentation:class="title" presentation:user-transformed="true">
          <draw:text-box>
            <text:p text:style-name="P2"><text:span text:style-name="T2">Design Concepts and</text:span><text:span text:style-name="T2"><text:line-break/></text:span><text:span text:style-name="T2"> Principles</text:span>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6">Design is the first step in the development stage</text:p>
              </text:list-item>
            </text:list>
            <text:list text:style-name="L2">
              <text:list-item>
                <text:list>
                  <text:list-item>
                    <text:p text:id="id2" text:style-name="P7">“process of applying various techniques and principles for the purpose of defining a device, a process or a system in sufficient detail to permit physical realization”</text:p>
                  </text:list-item>
                </text:list>
              </text:list-item>
            </text:list>
            <text:list text:style-name="L2">
              <text:list-item>
                <text:p text:id="id3" text:style-name="P6">Software design is not that mature compared to design in other engineering field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Design and SE</text:p>
          </draw:text-box>
        </draw:frame>
        <draw:frame presentation:style-name="pr4" draw:text-style-name="P6" draw:layer="layout" svg:width="25.199cm" svg:height="15.488cm" svg:x="1.4cm" svg:y="4.914cm" presentation:class="outline" presentation:user-transformed="true">
          <draw:text-box>
            <text:list text:style-name="L2">
              <text:list-item>
                <text:p text:id="id4" text:style-name="P6">Sits at the technical kernel of the software engineering process and is applied regardless of the software process model</text:p>
              </text:list-item>
            </text:list>
            <text:list text:style-name="L2">
              <text:list-item>
                <text:p text:id="id5" text:style-name="P6">Makes use of the analysis models developed during the software requirements analysis and specification phase to develop the <text:span text:style-name="T3">design model</text:span></text:p>
              </text:list-item>
            </text:list>
            <text:list text:style-name="L2">
              <text:list-item>
                <text:p text:id="id6" text:style-name="P6"><text:span text:style-name="T4">Design model: data design, architectural design, interface design, procedural desig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Design and SE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7" text:style-name="P6">Data design (data dictionary+ERD)</text:p>
              </text:list-item>
            </text:list>
            <text:list text:style-name="L2">
              <text:list-item>
                <text:list>
                  <text:list-item>
                    <text:p text:id="id8" text:style-name="P7">Transforms information domain model into data structures</text:p>
                  </text:list-item>
                </text:list>
              </text:list-item>
            </text:list>
            <text:list text:style-name="L2">
              <text:list-item>
                <text:p text:id="id9" text:style-name="P6">Architectural Design (DFD)</text:p>
              </text:list-item>
            </text:list>
            <text:list text:style-name="L2">
              <text:list-item>
                <text:list>
                  <text:list-item>
                    <text:p text:id="id10" text:style-name="P7">Defines the relationship among major structural elements of the progra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7">Modular framework of program derived from the interaction of subsystems from analysis mode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Design and SE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" text:style-name="P6">Interface Design (DFD)</text:p>
              </text:list-item>
            </text:list>
            <text:list text:style-name="L2">
              <text:list-item>
                <text:list>
                  <text:list-item>
                    <text:p text:id="id13" text:style-name="P7">Describes how the software communicates within itself, to systems that interoperate with it, and with humans who use 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" text:style-name="P7">Implies a flow of information</text:p>
                  </text:list-item>
                </text:list>
              </text:list-item>
            </text:list>
            <text:list text:style-name="L2">
              <text:list-item>
                <text:p text:id="id15" text:style-name="P6">Procedural Design (CSPEC+PSPEC+STD)</text:p>
              </text:list-item>
            </text:list>
            <text:list text:style-name="L2">
              <text:list-item>
                <text:list>
                  <text:list-item>
                    <text:p text:id="id16" text:style-name="P7">Transforms structural elements of the program architecture into a procedural description of software componen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Design and S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7" text:style-name="P6">Importance of Design</text:p>
              </text:list-item>
            </text:list>
            <text:list text:style-name="L2">
              <text:list-item>
                <text:list>
                  <text:list-item>
                    <text:p text:id="id18" text:style-name="P7"><text:span text:style-name="T5">QUAL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" text:style-name="P7"><text:span text:style-name="T6">The way to accurately translate the customer requirements into a finished software product or syste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Proces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20" text:style-name="P6">An iterative process where requirements are translated into a blueprint for constructing the software</text:p>
              </text:list-item>
            </text:list>
            <text:list text:style-name="L2">
              <text:list-item>
                <text:p text:id="id21" text:style-name="P6">Expressed at a high level of abstraction </text:p>
              </text:list-item>
            </text:list>
            <text:list text:style-name="L2">
              <text:list-item>
                <text:list>
                  <text:list-item>
                    <text:p text:id="id22" text:style-name="P7">Traceable to specific data, functional, and behavioral requirements</text:p>
                  </text:list-item>
                </text:list>
              </text:list-item>
            </text:list>
            <text:list text:style-name="L2">
              <text:list-item>
                <text:p text:id="id23" text:style-name="P6">Subsequent refinements are made at each iteration but still traceable to the requirem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and Quality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6">Formal Technical Reviews/Walkthrough</text:p>
              </text:list-item>
            </text:list>
            <text:list text:style-name="L2">
              <text:list-item>
                <text:p text:id="id25" text:style-name="P6">Characteristics of a good design (Goals)</text:p>
              </text:list-item>
            </text:list>
            <text:list text:style-name="L2">
              <text:list-item>
                <text:list>
                  <text:list-item>
                    <text:p text:id="id26" text:style-name="P7">Must implement explicit requirement in the analysis model including implicit requirements from custom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7" text:style-name="P7">Must be a readable, understandable guide for programmers, testers, and maintain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8" text:style-name="P7">Must provide a complete picture of the software: data, functional, behavioral domai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and Quality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29" text:style-name="P6">Technical criteria of a good design</text:p>
              </text:list-item>
            </text:list>
            <text:list text:style-name="L3">
              <text:list-item>
                <text:list>
                  <text:list-item>
                    <text:p text:id="id30" text:style-name="P8">Exhibits hierarchical organization that makes intelligent use of control among element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31" text:style-name="P8">Modular, logically partitioned into elements that perform specific function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32" text:style-name="P8">Contains contain both data and procedural abstraction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33" text:style-name="P8">Should lead to modules that exhibit independent functional character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and Quality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34" text:style-name="P6">Technical criteria of a good design</text:p>
              </text:list-item>
            </text:list>
            <text:list text:style-name="L4">
              <text:list-item>
                <text:list>
                  <text:list-item>
                    <text:p text:id="id35" text:style-name="P8">Should lead to interfaces that reduce the complexity of connections between modules and with external environment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id="id36" text:style-name="P8">Should be derived using repeatable method that is driven by information obtained during software requirements analysi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Principl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37" text:style-name="P6">Design process should not suffer from “tunnel vision”</text:p>
              </text:list-item>
            </text:list>
            <text:list text:style-name="L2">
              <text:list-item>
                <text:list>
                  <text:list-item>
                    <text:p text:id="id38" text:style-name="P7">Consider alternative approaches</text:p>
                  </text:list-item>
                </text:list>
              </text:list-item>
            </text:list>
            <text:list text:style-name="L2">
              <text:list-item>
                <text:p text:id="id39" text:style-name="P6">Design should be traceable to analysis model</text:p>
              </text:list-item>
            </text:list>
            <text:list text:style-name="L2">
              <text:list-item>
                <text:list>
                  <text:list-item>
                    <text:p text:id="id40" text:style-name="P7">Must be able to track what requirements have been satisfied by a design model</text:p>
                  </text:list-item>
                </text:list>
              </text:list-item>
            </text:list>
            <text:list text:style-name="L2">
              <text:list-item>
                <text:p text:id="id41" text:style-name="P6">Design should not reinvent the wheel</text:p>
              </text:list-item>
            </text:list>
            <text:list text:style-name="L2">
              <text:list-item>
                <text:list>
                  <text:list-item>
                    <text:p text:id="id42" text:style-name="P7">Use of “design patterns”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Principl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43" text:style-name="P6">Design should “minimize intellectual distance” between the software and the problem as it exists in the real world</text:p>
              </text:list-item>
            </text:list>
            <text:list text:style-name="L2">
              <text:list-item>
                <text:list>
                  <text:list-item>
                    <text:p text:id="id44" text:style-name="P7">Whenever possible, structure of design should mimic structure of problem domain</text:p>
                  </text:list-item>
                </text:list>
              </text:list-item>
            </text:list>
            <text:list text:style-name="L2">
              <text:list-item>
                <text:p text:id="id45" text:style-name="P6">Design should exhibit uniformity and integration</text:p>
              </text:list-item>
            </text:list>
            <text:list text:style-name="L2">
              <text:list-item>
                <text:list>
                  <text:list-item>
                    <text:p text:id="id46" text:style-name="P7">It appears that one person developed the entire th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Principl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47" text:style-name="P6">Design should be structured to accommodate change</text:p>
              </text:list-item>
            </text:list>
            <text:list text:style-name="L2">
              <text:list-item>
                <text:p text:id="id48" text:style-name="P6">Design should be structured to degrade gently</text:p>
              </text:list-item>
            </text:list>
            <text:list text:style-name="L2">
              <text:list-item>
                <text:list>
                  <text:list-item>
                    <text:p text:id="id49" text:style-name="P7">Should accommodate unusual circumstances</text:p>
                  </text:list-item>
                </text:list>
              </text:list-item>
            </text:list>
            <text:list text:style-name="L2">
              <text:list-item>
                <text:p text:id="id50" text:style-name="P6">Design is not coding, coding is not design</text:p>
              </text:list-item>
            </text:list>
            <text:list text:style-name="L2">
              <text:list-item>
                <text:list>
                  <text:list-item>
                    <text:p text:id="id51" text:style-name="P7">Level of abstraction, even at procedural design, should be higher than source cod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Principl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52" text:style-name="P6">Design should be assessed for quality as it is being created, not after the fact</text:p>
              </text:list-item>
            </text:list>
            <text:list text:style-name="L2">
              <text:list-item>
                <text:p text:id="id53" text:style-name="P6">Design should be reviewed to minimize conceptual (semantic) errors</text:p>
              </text:list-item>
            </text:list>
            <text:list text:style-name="L2">
              <text:list-item>
                <text:list>
                  <text:list-item>
                    <text:p text:id="id54" text:style-name="P7">Don't miss forest for the tre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Concept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55" text:style-name="P6">Answers the following questions</text:p>
              </text:list-item>
            </text:list>
            <text:list text:style-name="L2">
              <text:list-item>
                <text:list>
                  <text:list-item>
                    <text:p text:id="id56" text:style-name="P7">What criteria can be used to partition software into individual component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7">How is function or data structure detail separated from a conceptual representation of the software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7">Are there uniform criteria that define the technical quality of a software design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Abstraction</text:p>
          </draw:text-box>
        </draw:frame>
        <draw:frame presentation:style-name="pr4" draw:text-style-name="P6" draw:layer="layout" svg:width="25.199cm" svg:height="14.561cm" svg:x="1.4cm" svg:y="4.914cm" presentation:class="outline" presentation:user-transformed="true">
          <draw:text-box>
            <text:list text:style-name="L2">
              <text:list-item>
                <text:p text:id="id59" text:style-name="P6">Permits one to concentrate on a problem at some level of generalization without regard to irrelevant low level details;</text:p>
              </text:list-item>
            </text:list>
            <text:list text:style-name="L2">
              <text:list-item>
                <text:p text:id="id60" text:style-name="P6">Each step in the SE process is a refinement in the level of abstraction of the software solution</text:p>
              </text:list-item>
            </text:list>
            <text:list text:style-name="L2">
              <text:list-item>
                <text:p text:id="id61" text:style-name="P6">Procedural Abstraction</text:p>
              </text:list-item>
            </text:list>
            <text:list text:style-name="L2">
              <text:list-item>
                <text:list>
                  <text:list-item>
                    <text:p text:id="id62" text:style-name="P7">A named sequence of instructions that has a specific and limited fun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7">ex. 'open' the do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Abstraction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64" text:style-name="P6">Data Abstraction</text:p>
              </text:list-item>
            </text:list>
            <text:list text:style-name="L2">
              <text:list-item>
                <text:list>
                  <text:list-item>
                    <text:p text:id="id65" text:style-name="P7">A named collection of data that describes a data ob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7">ex. open the “door”</text:p>
                  </text:list-item>
                </text:list>
              </text:list-item>
            </text:list>
            <text:list text:style-name="L2">
              <text:list-item>
                <text:p text:id="id67" text:style-name="P6">Control Abstraction</text:p>
              </text:list-item>
            </text:list>
            <text:list text:style-name="L2">
              <text:list-item>
                <text:list>
                  <text:list-item>
                    <text:p text:id="id68" text:style-name="P7">Program control mechanis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7">ex. semaphor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Refinement</text:p>
          </draw:text-box>
        </draw:frame>
        <draw:frame presentation:style-name="pr4" draw:text-style-name="P6" draw:layer="layout" svg:width="25.199cm" svg:height="14.461cm" svg:x="1.4cm" svg:y="4.914cm" presentation:class="outline" presentation:user-transformed="true">
          <draw:text-box>
            <text:list text:style-name="L2">
              <text:list-item>
                <text:p text:id="id70" text:style-name="P6">Stepwise Refinement</text:p>
              </text:list-item>
            </text:list>
            <text:list text:style-name="L2">
              <text:list-item>
                <text:list>
                  <text:list-item>
                    <text:p text:id="id71" text:style-name="P7">Top down strateg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2" text:style-name="P7">Developed by Niklaus Wirth (inventor of the Pascal programming language)</text:p>
                  </text:list-item>
                </text:list>
              </text:list-item>
            </text:list>
            <text:list text:style-name="L2">
              <text:list-item>
                <text:p text:id="id73" text:style-name="P6">Architecture of the program is developed by successively refining levels of procedural detail</text:p>
              </text:list-item>
            </text:list>
            <text:list text:style-name="L2">
              <text:list-item>
                <text:p text:id="id74" text:style-name="P6">Problem decomposed into procedure/functions, then into program statem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Modularity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75" text:style-name="P6">Software is divided into separately named and addressable components, called modules, that are integrated to satisfy problem requirements</text:p>
              </text:list-item>
            </text:list>
            <text:list text:style-name="L2">
              <text:list-item>
                <text:p text:id="id76" text:style-name="P6">Easier to solve a complex problem when you break it into manageable pieces</text:p>
              </text:list-item>
            </text:list>
            <text:list text:style-name="L2">
              <text:list-item>
                <text:p text:id="id77" text:style-name="P6">Up to when should we “break” a complex problem?</text:p>
              </text:list-item>
            </text:list>
            <text:list text:style-name="L2">
              <text:list-item>
                <text:list>
                  <text:list-item>
                    <text:p text:id="id78" text:style-name="P7">Consider the cost of integr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Modularity</text:p>
          </draw:text-box>
        </draw:frame>
        <draw:frame presentation:style-name="pr4" draw:text-style-name="P6" draw:layer="layout" svg:width="25.199cm" svg:height="14.821cm" svg:x="1.4cm" svg:y="4.914cm" presentation:class="outline" presentation:user-transformed="true">
          <draw:text-box>
            <text:list text:style-name="L2">
              <text:list-item>
                <text:p text:id="id79" text:style-name="P6">Criteria for evaluating a design method with respect to ability to define a modular system</text:p>
              </text:list-item>
            </text:list>
            <text:list text:style-name="L2">
              <text:list-item>
                <text:list>
                  <text:list-item>
                    <text:p text:id="id80" text:style-name="P7">Modular Decompos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1" text:style-name="P7">Modular Compos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2" text:style-name="P7">Modular Understand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3" text:style-name="P7">Modular Continu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4" text:style-name="P7">Modular Protection</text:p>
                  </text:list-item>
                </text:list>
              </text:list-item>
            </text:list>
            <text:list text:style-name="L2">
              <text:list-item>
                <text:p text:id="id85" text:style-name="P6">Possible for design to be modular but implementation is monolithi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Architecture</text:p>
          </draw:text-box>
        </draw:frame>
        <draw:frame presentation:style-name="pr4" draw:text-style-name="P6" draw:layer="layout" svg:width="25.199cm" svg:height="14.171cm" svg:x="1.4cm" svg:y="4.914cm" presentation:class="outline" presentation:user-transformed="true">
          <draw:text-box>
            <text:list text:style-name="L2">
              <text:list-item>
                <text:p text:id="id86" text:style-name="P6">The overall structure of the software and the ways in which that structure provides conceptual integrity for a system</text:p>
              </text:list-item>
            </text:list>
            <text:list text:style-name="L2">
              <text:list-item>
                <text:p text:id="id87" text:style-name="P6">Hierarchical structure of program components (modules), manner in which these components interact, and the structure of the data that are used by the components</text:p>
              </text:list-item>
            </text:list>
            <text:list text:style-name="L2">
              <text:list-item>
                <text:p text:id="id88" text:style-name="P6">Major system elements and their interac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Architecture</text:p>
          </draw:text-box>
        </draw:frame>
        <draw:frame presentation:style-name="pr4" draw:text-style-name="P6" draw:layer="layout" svg:width="25.199cm" svg:height="14.292cm" svg:x="1.4cm" svg:y="4.914cm" presentation:class="outline" presentation:user-transformed="true">
          <draw:text-box>
            <text:list text:style-name="L2">
              <text:list-item>
                <text:p text:id="id89" text:style-name="P6">Properties that must be specified as part of architectural design</text:p>
              </text:list-item>
            </text:list>
            <text:list text:style-name="L2">
              <text:list-item>
                <text:list>
                  <text:list-item>
                    <text:p text:id="id90" text:style-name="P7">Structural Proper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1" text:style-name="P9">Defines components of system (modules, objects, filters) and the manner they interac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2" text:style-name="P7">Extra-functional Proper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3" text:style-name="P9">Address how architecture achieves requirements for performance, capacity, reliability, security, adaptability, and other system characteristic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4" text:style-name="P7">Families of Related Syste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5" text:style-name="P9">Reuse of architectural building block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Architecture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96" text:style-name="P6">Representing Architectural Design</text:p>
              </text:list-item>
            </text:list>
            <text:list text:style-name="L2">
              <text:list-item>
                <text:list>
                  <text:list-item>
                    <text:p text:id="id97" text:style-name="P7">Structural Mod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7">Framework Mod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9" text:style-name="P7">Dynamic Mod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0" text:style-name="P7">Process Mod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1" text:style-name="P7">Functional Model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trol Hierarchy</text:p>
          </draw:text-box>
        </draw:frame>
        <draw:frame presentation:style-name="pr4" draw:text-style-name="P6" draw:layer="layout" svg:width="25.199cm" svg:height="15.262cm" svg:x="1.4cm" svg:y="4.914cm" presentation:class="outline" presentation:user-transformed="true">
          <draw:text-box>
            <text:list text:style-name="L2">
              <text:list-item>
                <text:p text:id="id102" text:style-name="P6">Aka Program Structure</text:p>
              </text:list-item>
            </text:list>
            <text:list text:style-name="L2">
              <text:list-item>
                <text:list>
                  <text:list-item>
                    <text:p text:id="id103" text:style-name="P7">Organization of program components and implies a hierarchy of controls</text:p>
                  </text:list-item>
                </text:list>
              </text:list-item>
            </text:list>
            <text:list text:style-name="L2">
              <text:list-item>
                <text:p text:id="id104" text:style-name="P6">Represented as a tree-like diagram</text:p>
              </text:list-item>
            </text:list>
            <text:list text:style-name="L2">
              <text:list-item>
                <text:p text:id="id105" text:style-name="P6">Terminologies</text:p>
              </text:list-item>
            </text:list>
            <text:list text:style-name="L2">
              <text:list-item>
                <text:list>
                  <text:list-item>
                    <text:p text:id="id106" text:style-name="P7"><text:span text:style-name="T7">Depth</text:span><text:span text:style-name="T8"> – number of levels of contro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7" text:style-name="P7"><text:span text:style-name="T7">Width</text:span><text:span text:style-name="T8"> – overall span of contro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8" text:style-name="P7"><text:span text:style-name="T7">Fan-out</text:span><text:span text:style-name="T8"> – number of modules directly controlled by a modu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9" text:style-name="P7"><text:span text:style-name="T7">Fan-in</text:span><text:span text:style-name="T8"> – indicates how many modules control a modul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trol Hierarchy</text:p>
          </draw:text-box>
        </draw:frame>
        <draw:frame presentation:style-name="pr4" draw:text-style-name="P6" draw:layer="layout" svg:width="25.199cm" svg:height="14.488cm" svg:x="1.4cm" svg:y="4.914cm" presentation:class="outline" presentation:user-transformed="true">
          <draw:text-box>
            <text:list text:style-name="L2">
              <text:list-item>
                <text:p text:style-name="P6">Terminologies</text:p>
              </text:list-item>
            </text:list>
            <text:list text:style-name="L2">
              <text:list-item>
                <text:list>
                  <text:list-item>
                    <text:p text:id="id110" text:style-name="P7"><text:span text:style-name="T9">Superordinate</text:span> – a modules that controls another modu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1" text:style-name="P7"><text:span text:style-name="T9">Subordinate</text:span> – a module that is controlled by another modu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2" text:style-name="P7"><text:span text:style-name="T9">Visibility</text:span> – set of program components that may be invoked or used as data by a given compon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3" text:style-name="P7"><text:span text:style-name="T9">Connectivity</text:span> – set of components that are directly invoked or used as data by a compone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tructural Partitioning</text:p>
          </draw:text-box>
        </draw:frame>
        <draw:frame presentation:style-name="pr4" draw:text-style-name="P6" draw:layer="layout" svg:width="25.199cm" svg:height="14.459cm" svg:x="1.4cm" svg:y="4.914cm" presentation:class="outline" presentation:user-transformed="true">
          <draw:text-box>
            <text:list text:style-name="L2">
              <text:list-item>
                <text:p text:id="id114" text:style-name="P6">Horizontal and vertical partitioning should be done</text:p>
              </text:list-item>
            </text:list>
            <text:list text:style-name="L2">
              <text:list-item>
                <text:p text:id="id115" text:style-name="P6">Horizontal</text:p>
              </text:list-item>
            </text:list>
            <text:list text:style-name="L2">
              <text:list-item>
                <text:list>
                  <text:list-item>
                    <text:p text:id="id116" text:style-name="P7">Defines separate branches for each fun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7" text:style-name="P7">Control modules coordinate communication between fun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8" text:style-name="P7">Benefi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9" text:style-name="P9">Easy to extend, test, and maintai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0" text:style-name="P9">Fewer propagation of side-eff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1" text:style-name="P7">Disadvantage: more data needs to be pass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tructural Partitioning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2" text:style-name="P6">Vertical</text:p>
              </text:list-item>
            </text:list>
            <text:list text:style-name="L2">
              <text:list-item>
                <text:list>
                  <text:list-item>
                    <text:p text:id="id123" text:style-name="P7">Also called factoring, top-down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4" text:style-name="P7">Top level modules are <text:span text:style-name="T9">control modu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5" text:style-name="P7">Low level modules perform the processing (<text:span text:style-name="T9">worker modules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6" text:style-name="P7">Generally, change in software revolves around input, processing, and out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7" text:style-name="P9">Fewer side effect propagation because changes occur at the worker modul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8" text:style-name="P9">Justifies vertical partitioning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9" text:style-name="P6">Design is the technical kernel of software engineering</text:p>
              </text:list-item>
            </text:list>
            <text:list text:style-name="L2">
              <text:list-item>
                <text:p text:id="id130" text:style-name="P6">Progressive refinements of data structure, program architecture, interfaces, and procedural detail are developed</text:p>
              </text:list-item>
            </text:list>
            <text:list text:style-name="L2">
              <text:list-item>
                <text:p text:id="id131" text:style-name="P6">Design is used to assess quality</text:p>
              </text:list-item>
            </text:list>
            <text:list text:style-name="L2">
              <text:list-item>
                <text:p text:id="id132" text:style-name="P6">Modularity (data and program) is important in design</text:p>
              </text:list-item>
            </text:list>
            <text:list text:style-name="L2">
              <text:list-item>
                <text:p text:id="id133" text:style-name="P6">Design should not be rush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Roger S. Pressman.Software Engineering: A Practitioner's Approach, 4th Ed.McGraw-Hill,1997. Chapter 13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2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2-17T22:55:09</dc:date>
    <meta:print-date>2008-02-04T07:26:42</meta:print-date>
    <dc:language>en-US</dc:language>
    <meta:editing-cycles>2654</meta:editing-cycles>
    <meta:editing-duration>P2DT9H25M43S</meta:editing-duration>
    <meta:user-defined meta:name="Info 1"/>
    <meta:user-defined meta:name="Info 2"/>
    <meta:user-defined meta:name="Info 3"/>
    <meta:user-defined meta:name="Info 4"/>
    <meta:document-statistic meta:object-count="132"/>
  </office:meta>
</office:document-meta>
</file>